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Heading_20_2">
      <style:paragraph-properties fo:margin-top="0.527cm" fo:margin-bottom="0.527cm"/>
    </style:style>
    <style:style style:name="T8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9" style:family="paragraph" style:parent-style-name="Heading_20_3">
      <style:paragraph-properties fo:margin-top="0.496cm" fo:margin-bottom="0.496cm"/>
    </style:style>
    <style:style style:name="T9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T9_2" style:family="text">
      <style:text-properties fo:font-style="italic" style:font-style-asian="italic" style:font-style-complex="italic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Normal">
      <style:paragraph-properties fo:margin-top="0.423cm"/>
    </style:style>
    <style:style style:name="T10_1" style:family="text"/>
    <style:style style:name="T10_2" style:family="text">
      <style:text-properties fo:font-style="italic" style:font-style-asian="italic" style:font-style-complex="italic" fo:language="none" fo:language-asian="none" fo:language-complex="none"/>
    </style:style>
    <style:style style:name="T10_3" style:family="text"/>
    <style:style style:name="T10_4" style:family="text">
      <style:text-properties fo:font-style="italic" style:font-style-asian="italic" style:font-style-complex="italic" fo:language="none" fo:language-asian="none" fo:language-complex="none"/>
    </style:style>
    <style:style style:name="T10_5" style:family="text"/>
    <style:style style:name="T10_6" style:family="text">
      <style:text-properties fo:font-style="italic" style:font-style-asian="italic" style:font-style-complex="italic" fo:language="none" fo:language-asian="none" fo:language-complex="none"/>
    </style:style>
    <style:style style:name="T10_7" style:family="text"/>
    <style:style style:name="T10_8" style:family="text">
      <style:text-properties fo:font-style="italic" style:font-style-asian="italic" style:font-style-complex="italic" fo:language="none" fo:language-asian="none" fo:language-complex="none"/>
    </style:style>
    <style:style style:name="T10_9" style:family="text"/>
    <style:style style:name="P11" style:family="paragraph" style:parent-style-name="Normal">
      <style:paragraph-properties fo:margin-top="0.423cm"/>
    </style:style>
    <style:style style:name="T11_1" style:family="text"/>
    <style:style style:name="T11_2" style:family="text">
      <style:text-properties fo:font-style="italic" style:font-style-asian="italic" style:font-style-complex="italic" fo:language="none" fo:language-asian="none" fo:language-complex="none"/>
    </style:style>
    <style:style style:name="T11_3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P13" style:family="paragraph" style:parent-style-name="Heading_20_3">
      <style:paragraph-properties fo:margin-top="0.496cm" fo:margin-bottom="0.496cm"/>
    </style:style>
    <style:style style:name="T13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4" style:family="paragraph" style:parent-style-name="Normal">
      <style:paragraph-properties fo:margin-top="0.423cm"/>
    </style:style>
    <style:style style:name="T14_1" style:family="text"/>
    <style:style style:name="T14_2" style:family="text">
      <style:text-properties fo:font-style="italic" style:font-style-asian="italic" style:font-style-complex="italic" fo:language="none" fo:language-asian="none" fo:language-complex="none"/>
    </style:style>
    <style:style style:name="T14_3" style:family="text"/>
    <style:style style:name="T14_4" style:family="text">
      <style:text-properties fo:font-style="italic" style:font-style-asian="italic" style:font-style-complex="italic" fo:language="none" fo:language-asian="none" fo:language-complex="none"/>
    </style:style>
    <style:style style:name="T14_5" style:family="text"/>
    <style:style style:name="T14_6" style:family="text">
      <style:text-properties fo:font-style="italic" style:font-style-asian="italic" style:font-style-complex="italic" fo:language="none" fo:language-asian="none" fo:language-complex="none"/>
    </style:style>
    <style:style style:name="T14_7" style:family="text"/>
    <style:style style:name="P15" style:family="paragraph" style:parent-style-name="Normal">
      <style:paragraph-properties fo:margin-top="0.423cm"/>
    </style:style>
    <style:style style:name="T15_1" style:family="text"/>
    <style:style style:name="T15_2" style:family="text"/>
    <style:style style:name="T15_3" style:family="text">
      <style:text-properties fo:color="#0000ee" fo:language="none" fo:language-asian="none" fo:language-complex="none" style:text-underline-style="solid" style:text-underline-color="font-color"/>
    </style:style>
    <style:style style:name="T15_4" style:family="text"/>
    <style:style style:name="P16" style:family="paragraph" style:parent-style-name="Heading_20_3">
      <style:paragraph-properties fo:margin-top="0.496cm" fo:margin-bottom="0.496cm"/>
    </style:style>
    <style:style style:name="T1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P18" style:family="paragraph" style:parent-style-name="Normal">
      <style:paragraph-properties fo:margin-top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T18_4" style:family="text">
      <style:text-properties fo:font-style="italic" style:font-style-asian="italic" style:font-style-complex="italic" fo:language="none" fo:language-asian="none" fo:language-complex="none"/>
    </style:style>
    <style:style style:name="T18_5" style:family="text"/>
    <style:style style:name="P19" style:family="paragraph" style:parent-style-name="Heading_20_2">
      <style:paragraph-properties fo:margin-top="0.527cm" fo:margin-bottom="0.527cm"/>
    </style:style>
    <style:style style:name="T1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20" style:family="paragraph" style:parent-style-name="Normal">
      <style:paragraph-properties fo:margin-top="0.423cm"/>
    </style:style>
    <style:style style:name="T20_1" style:family="text"/>
    <style:style style:name="P21" style:family="paragraph" style:parent-style-name="Normal">
      <style:paragraph-properties fo:margin-top="0.423cm"/>
    </style:style>
    <style:style style:name="T21_1" style:family="text"/>
    <style:style style:name="T21_2" style:family="text"/>
    <style:style style:name="T21_3" style:family="text">
      <style:text-properties fo:color="#0000ee" fo:language="none" fo:language-asian="none" fo:language-complex="none" style:text-underline-style="solid" style:text-underline-color="font-color"/>
    </style:style>
    <style:style style:name="T21_4" style:family="text"/>
    <style:style style:name="P22" style:family="paragraph" style:parent-style-name="Normal">
      <style:paragraph-properties fo:margin-top="0.423cm" fo:margin-bottom="0.423cm"/>
    </style:style>
    <style:style style:name="T22_1" style:family="text"/>
  </office:automatic-styles>
  <office:body>
    <office:text>
      <text:h text:style-name="P1" text:outline-level="1"><text:span text:style-name="T1_1">Why<text:s/>Brainwallets<text:s/>are<text:s/>a<text:s/>Bad<text:s/>Idea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4-02<text:s/>00:00:00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Private<text:s/>keys<text:s/>are<text:s/>the<text:s/>most<text:s/>critical<text:s/>aspect<text:s/>of<text:s/>Bitcoin<text:s/>ownership<text:s/>-<text:s/>without<text:s/>them,<text:s/>you<text:s/>don't<text:s/>truly<text:s/>own<text:s/>your<text:s/>Bitcoin!<text:s/>But<text:s/>in<text:s/>their<text:s/>raw<text:s/>form,<text:s/>private<text:s/>keys<text:s/>are<text:s/>a<text:s/>bit<text:s/>unwieldy.<text:s/>A<text:s/>bunch<text:s/>of<text:s/>random<text:s/>bits<text:s/>(256<text:s/>to<text:s/>be<text:s/>exact)<text:s/>are<text:s/>not<text:s/>easy<text:s/>to<text:s/>remember<text:s/>or<text:s/>write<text:s/>down<text:s/>without<text:s/>error.<text:s/>Due<text:s/>to<text:s/>this<text:s/>problem,<text:s/>users<text:s/>have<text:s/>been<text:s/>looking<text:s/>for<text:s/>ways<text:s/>to<text:s/>more<text:s/>easily<text:s/>write<text:s/>down<text:s/>and<text:s/>remember<text:s/>their<text:s/>keys<text:s/>since<text:s/>Bitcoin's<text:s/>inception.<text:s/>And<text:s/>one<text:s/>of<text:s/>those<text:s/>(misguided)<text:s/>methods<text:s/>is<text:s/>the<text:s/>brainwallet.<text:s/>Let's<text:s/>discuss<text:s/>what<text:s/>a<text:s/>brainwallet<text:s/>is,<text:s/>and<text:s/>why<text:s/>using<text:s/>one<text:s/>is<text:s/>a<text:s/></text:span><text:span text:style-name="T7_2">terrible</text:span><text:span text:style-name="T7_3"><text:s/>idea.</text:span></text:p>
      <text:h text:style-name="P8" text:outline-level="2"><text:span text:style-name="T8_1">Bits<text:s/>and<text:s/>Brains</text:span></text:h>
      <text:h text:style-name="P9" text:outline-level="3"><text:span text:style-name="T9_1">What<text:s/>is<text:s/>a<text:s/>Wallet,<text:s/>and<text:s/>What<text:s/>is<text:s/>a<text:s/></text:span><text:span text:style-name="T9_2">Brainwallet?</text:span></text:h>
      <text:p text:style-name="P10"><text:span text:style-name="T10_1">First,<text:s/>let's<text:s/>discuss<text:s/>what<text:s/>a<text:s/>Bitcoin<text:s/>wallet<text:s/>actually<text:s/>is.<text:s/>A<text:s/>cryptocurrency<text:s/>wallet<text:s/>is<text:s/>simply<text:s/>a<text:s/>collection<text:s/>of<text:s/></text:span><text:span text:style-name="T10_2">private<text:s/>keys</text:span><text:span text:style-name="T10_3"><text:s/>used<text:s/>to<text:s/>unlock<text:s/>coins<text:s/>for<text:s/>spending,<text:s/>and<text:s/>the<text:s/>associated<text:s/></text:span><text:span text:style-name="T10_4">addresses</text:span><text:span text:style-name="T10_5"><text:s/>that<text:s/>are<text:s/>derived<text:s/>from<text:s/>those<text:s/>keys.<text:s/>A<text:s/>private<text:s/>key<text:s/>is<text:s/>actually<text:s/>a<text:s/>256<text:s/>bit,<text:s/></text:span><text:span text:style-name="T10_6">randomly<text:s/>generated</text:span><text:span text:style-name="T10_7"><text:s/>number.<text:s/>As<text:s/>I've<text:s/>discussed<text:s/>in<text:s/>previous<text:s/>tutorials,<text:s/>the<text:s/>amount<text:s/>of<text:s/>numbers<text:s/>that<text:s/>can<text:s/>be<text:s/>stored<text:s/>in<text:s/>256<text:s/>bit<text:s/>integers<text:s/>is<text:s/></text:span><text:span text:style-name="T10_8">astronomically<text:s/>huge.<text:s/></text:span><text:span text:style-name="T10_9">0-2^256<text:s/>(2^256-1,<text:s/>technically<text:s/>speaking).<text:s/>That<text:s/>2^256<text:s/>is<text:s/>a<text:s/>number<text:s/>thought<text:s/>to<text:s/>be<text:s/>about<text:s/>as<text:s/>large<text:s/>as<text:s/>the<text:s/>number<text:s/>of<text:s/>atoms<text:s/>in<text:s/>the<text:s/>observable<text:s/>universe.<text:s/>We'll<text:s/>get<text:s/>to<text:s/>why<text:s/>that<text:s/>is<text:s/>important<text:s/>in<text:s/>just<text:s/>a<text:s/>bit.</text:span></text:p>
      <text:p text:style-name="P11"><text:span text:style-name="T11_1">Now<text:s/>this<text:s/>private<text:s/>key<text:s/>is<text:s/>used<text:s/>to<text:s/>generate<text:s/>a<text:s/>public<text:s/>key<text:s/>and<text:s/>address<text:s/>using<text:s/>a<text:s/></text:span><text:span text:style-name="T11_2">one<text:s/>way<text:s/></text:span><text:span text:style-name="T11_3">process.<text:s/>Private<text:s/>key<text:s/>-&gt;<text:s/>Public<text:s/>Key<text:s/>-&gt;<text:s/>Address.<text:s/>Using<text:s/>elliptic<text:s/>curve<text:s/>cryptography,<text:s/>one<text:s/>can<text:s/>prove<text:s/>they<text:s/>are<text:s/>the<text:s/>rightful<text:s/>owner<text:s/>of<text:s/>Bitcoins<text:s/>sent<text:s/>to<text:s/>their<text:s/>address<text:s/>by<text:s/>providing<text:s/>the<text:s/>public<text:s/>key<text:s/>and<text:s/>a<text:s/>digital<text:s/>signature,<text:s/>all<text:s/>while<text:s/>keeping<text:s/>the<text:s/>private<text:s/>key<text:s/>secret!<text:s/>That's<text:s/>why<text:s/>private<text:s/>keys<text:s/>are<text:s/>so<text:s/>important<text:s/>-<text:s/>they<text:s/>are<text:s/>used<text:s/>to<text:s/>prove<text:s/>you<text:s/>own<text:s/>Bitcoins,<text:s/>allowing<text:s/>you<text:s/>to<text:s/>spend<text:s/>them.</text:span></text:p>
      <text:p text:style-name="P12"><text:span text:style-name="T12_1">Now<text:s/>what<text:s/>exactly<text:s/>is<text:s/>a<text:s/></text:span><text:span text:style-name="T12_2">brainwallet?</text:span><text:span text:style-name="T12_3"><text:s/>A<text:s/>brainwallet<text:s/>uses<text:s/>some<text:s/>of<text:s/>the<text:s/>cryptography<text:s/>used<text:s/>in<text:s/>Bitcoin<text:s/>to<text:s/>derive<text:s/>a<text:s/>public<text:s/>key<text:s/>from<text:s/>a<text:s/>passphrase.<text:s/>For<text:s/>example,<text:s/>one<text:s/>might<text:s/>use<text:s/>the<text:s/>passphrase<text:s/>"abc123".<text:s/>By<text:s/>running<text:s/>this<text:s/>phrase<text:s/>through<text:s/>the<text:s/>SHA-256<text:s/>hash<text:s/>algorithm,<text:s/>you<text:s/>get<text:s/>a<text:s/>256<text:s/>bit<text:s/>number<text:s/>that<text:s/>can<text:s/>serve<text:s/>as<text:s/>a<text:s/>Bitcoin<text:s/>private<text:s/>key!<text:s/>This<text:s/>is<text:s/>useful<text:s/>because<text:s/>a<text:s/>passphrase<text:s/>is<text:s/>much<text:s/>easier<text:s/>write<text:s/>down<text:s/>correctly<text:s/>or<text:s/>remember<text:s/>than<text:s/>a<text:s/>256<text:s/>bit<text:s/>integer.<text:s/>Running<text:s/>the<text:s/>phrase<text:s/>through<text:s/>SHA-256<text:s/>always<text:s/>gives<text:s/>the<text:s/>same<text:s/>output,<text:s/>so<text:s/>one<text:s/>can<text:s/>simply<text:s/>remember<text:s/>the<text:s/>passphrase<text:s/>without<text:s/>having<text:s/>to<text:s/>remember<text:s/>the<text:s/>key!</text:span></text:p>
      <text:h text:style-name="P13" text:outline-level="3"><text:span text:style-name="T13_1">The<text:s/>Problem...</text:span></text:h>
      <text:p text:style-name="P14"><text:span text:style-name="T14_1">Seems<text:s/>like<text:s/>a<text:s/>great<text:s/>idea,<text:s/>right?<text:s/>Well,<text:s/>this<text:s/>idea<text:s/>turns<text:s/>out<text:s/>to<text:s/>actually<text:s/>be<text:s/>a<text:s/>huge<text:s/>problem<text:s/>in<text:s/>practice.<text:s/>The<text:s/>problem<text:s/>is<text:s/>that<text:s/>human<text:s/>beings<text:s/>are<text:s/></text:span><text:span text:style-name="T14_2">really,<text:s/>really<text:s/></text:span><text:span text:style-name="T14_3">bad<text:s/>at<text:s/>randomness.<text:s/>We<text:s/>think<text:s/>we<text:s/>can<text:s/>be<text:s/>random,<text:s/>but<text:s/>we're<text:s/>really<text:s/>not<text:s/>in<text:s/>the<text:s/>cryptographic<text:s/>sense.<text:s/>Remember<text:s/>how<text:s/>I<text:s/>mentioned<text:s/>how<text:s/>big<text:s/>the<text:s/>256<text:s/>bit<text:s/>keyspace<text:s/>is?<text:s/>2^256-1?<text:s/>It<text:s/>turns<text:s/>out<text:s/>that<text:s/>given<text:s/></text:span><text:span text:style-name="T14_4">proper<text:s/>randomness<text:s/>(entropy)</text:span><text:span text:style-name="T14_5">,<text:s/>it's<text:s/>pretty<text:s/>much<text:s/>impossible<text:s/>to<text:s/>brute<text:s/>force<text:s/>guess<text:s/>a<text:s/>key.<text:s/>However,<text:s/>keys<text:s/>that<text:s/>are<text:s/>not<text:s/>generated<text:s/>with<text:s/>a<text:s/>proper<text:s/>level<text:s/>of<text:s/>entropy<text:s/>are<text:s/></text:span><text:span text:style-name="T14_6">significantly</text:span><text:span text:style-name="T14_7"><text:s/>easier<text:s/>to<text:s/>crack<text:s/>-<text:s/>and<text:s/>brainwallets<text:s/>do<text:s/>not<text:s/>have<text:s/>sufficient<text:s/>entropy<text:s/>to<text:s/>be<text:s/>safe!</text:span></text:p>
      <text:p text:style-name="P15"><text:span text:style-name="T15_1">I<text:s/>was<text:s/>turned<text:s/>on<text:s/>to<text:s/>the<text:s/>nature<text:s/>of<text:s/>this<text:s/>problem<text:s/>by<text:s/>security<text:s/>researcher<text:s/>Ryan<text:s/>Castelluci's<text:s/>2014<text:s/>Defcon<text:s/>talk<text:s/>entitled<text:s/></text:span><text:span text:style-name="T15_2"><text:a xlink:type="simple" xlink:href="https://www.youtube.com/watch?v=foil0hzl4Pg"><text:span text:style-name="T15_3">"Cracking<text:s/>Cryptocurrency<text:s/>Brainwallets"</text:span></text:a></text:span><text:span text:style-name="T15_4">.<text:s/>Ryan's<text:s/>excellent<text:s/>talk<text:s/>discusses<text:s/>just<text:s/>how<text:s/>easy<text:s/>it<text:s/>is<text:s/>to<text:s/>break<text:s/>these<text:s/>wallets,<text:s/>including<text:s/>examples<text:s/>from<text:s/>his<text:s/>own<text:s/>research<text:s/>tool<text:s/>called<text:s/>Brainflayer.<text:s/>Ryan<text:s/>found<text:s/>that<text:s/>a<text:s/>significant<text:s/>number<text:s/>of<text:s/>these<text:s/>brainwallets<text:s/>are<text:s/>easily<text:s/>cracked<text:s/>using<text:s/>common<text:s/>wordlists,<text:s/>and<text:s/>that<text:s/>hackers<text:s/>have<text:s/>sophisticated<text:s/>tools<text:s/>to<text:s/>compete<text:s/>and<text:s/>steal<text:s/>brainwallet<text:s/>funds.<text:s/>For<text:s/>example,<text:s/>the<text:s/>empty<text:s/>string's<text:s/>address<text:s/>has<text:s/>received<text:s/>(and<text:s/>lost)<text:s/>59<text:s/>Bitcoin!<text:s/>Even<text:s/>seemingly<text:s/>random,<text:s/>strong<text:s/>passphrases<text:s/>like<text:s/>"Interior<text:s/>Crocodile<text:s/>Alligator"<text:s/>have<text:s/>lost<text:s/>coins<text:s/>to<text:s/>these<text:s/>attackers.</text:span></text:p>
      <text:h text:style-name="P16" text:outline-level="3"><text:span text:style-name="T16_1">The<text:s/>Solution!</text:span></text:h>
      <text:p text:style-name="P17"><text:span text:style-name="T17_1">Thankfully,<text:s/>not<text:s/>all<text:s/>hope<text:s/>is<text:s/>lost<text:s/>for<text:s/>easy-to-store<text:s/>private<text:s/>keys.<text:s/>In<text:s/>terms<text:s/>of<text:s/>brainwallets,<text:s/>the<text:s/>solution<text:s/>is<text:s/>simple.<text:s/>DO<text:s/>NOT<text:s/>USE<text:s/>THEM!<text:s/>EVER!<text:s/>You<text:s/></text:span><text:span text:style-name="T17_2">will</text:span><text:span text:style-name="T17_3"><text:s/>have<text:s/>funds<text:s/>stolen<text:s/>in<text:s/>a<text:s/>matter<text:s/>of<text:s/>time.<text:s/>The<text:s/>Bitcoin<text:s/>blockchain<text:s/>is<text:s/>like<text:s/>a<text:s/>permanent<text:s/>password<text:s/>database,<text:s/>with<text:s/>a<text:s/>juicy<text:s/>monetary<text:s/>reward<text:s/>for<text:s/>cracking!</text:span></text:p>
      <text:p text:style-name="P18"><text:span text:style-name="T18_1">Instead,<text:s/>much<text:s/>safer<text:s/>solutions<text:s/>have<text:s/>been<text:s/>developed<text:s/>and<text:s/>put<text:s/>into<text:s/>practice<text:s/>in<text:s/>the<text:s/>cryptocurrency<text:s/>space.<text:s/>You<text:s/>may<text:s/>be<text:s/>family<text:s/>with<text:s/></text:span><text:span text:style-name="T18_2">mnemonic<text:s/>seed<text:s/>phrases</text:span><text:span text:style-name="T18_3">.<text:s/>Most<text:s/>wallets<text:s/>will<text:s/>now<text:s/>give<text:s/>you<text:s/>a<text:s/>12-24<text:s/>English<text:s/>word<text:s/>backup<text:s/>phrase<text:s/>you<text:s/>can<text:s/>easily<text:s/>write<text:s/>down<text:s/>or<text:s/>even<text:s/>memorize.<text:s/>This<text:s/>is<text:s/></text:span><text:span text:style-name="T18_4">not<text:s/></text:span><text:span text:style-name="T18_5">a<text:s/>brainwallet.<text:s/>Rather,<text:s/>a<text:s/>seed<text:s/>is<text:s/>generated<text:s/>using<text:s/>a<text:s/>cryptographically<text:s/>secure<text:s/>random<text:s/>number<text:s/>generator,<text:s/>and<text:s/>then<text:s/>encoded<text:s/>in<text:s/>an<text:s/>easy-to-use<text:s/>format.<text:s/>The<text:s/>seed<text:s/>is<text:s/>truly<text:s/>random<text:s/>and<text:s/>safe<text:s/>against<text:s/>brute-force<text:s/>attacks,<text:s/>given<text:s/>a<text:s/>properly<text:s/>implemented<text:s/>wallet.</text:span></text:p>
      <text:h text:style-name="P19" text:outline-level="2"><text:span text:style-name="T19_1">Brainwallets<text:s/>-<text:s/>Bad<text:s/>Move!</text:span></text:h>
      <text:p text:style-name="P20"><text:span text:style-name="T20_1">Brainwallets<text:s/>are<text:s/>fundamentally<text:s/>insecure.<text:s/>Low<text:s/>entropy<text:s/>private<text:s/>keys<text:s/>are<text:s/>always<text:s/>a<text:s/>recipe<text:s/>for<text:s/>disaster<text:s/>when<text:s/>it<text:s/>comes<text:s/>to<text:s/>cryptography,<text:s/>and<text:s/>especially<text:s/>so<text:s/>when<text:s/>the<text:s/>disaster<text:s/>is<text:s/>you<text:s/>losing<text:s/>precious<text:s/>coins.<text:s/>Instead,<text:s/>use<text:s/>modern<text:s/>cryptographically<text:s/>secure<text:s/>methods<text:s/>like<text:s/>BIP39<text:s/>mnemonics<text:s/>to<text:s/>easily<text:s/>backup<text:s/>your<text:s/>funds.<text:s/></text:span></text:p>
      <text:p text:style-name="P21"><text:span text:style-name="T21_1">If<text:s/>you're<text:s/>curious<text:s/>about<text:s/>this<text:s/>topic<text:s/>and<text:s/>want<text:s/>to<text:s/>experiment,<text:s/>check<text:s/>out<text:s/>my<text:s/>code<text:s/>project<text:s/></text:span><text:span text:style-name="T21_2"><text:a xlink:type="simple" xlink:href="https://github.com/chaintuts/pwnedwallet"><text:span text:style-name="T21_3">PwnedWallet</text:span></text:a></text:span><text:span text:style-name="T21_4">.<text:s/>This<text:s/>project<text:s/>is<text:s/>a<text:s/>simple<text:s/>React<text:s/>web<text:s/>application<text:s/>that<text:s/>allows<text:s/>you<text:s/>to<text:s/>enter<text:s/>a<text:s/>brainwallet<text:s/>passphrase<text:s/>and<text:s/>see<text:s/>if<text:s/>the<text:s/>funds<text:s/>in<text:s/>that<text:s/>wallet<text:s/>have<text:s/>been<text:s/>stolen.<text:s/>The<text:s/>tool<text:s/>takes<text:s/>the<text:s/>phrase<text:s/>and<text:s/>generates<text:s/>the<text:s/>private<text:s/>key,<text:s/>public<text:s/>key,<text:s/>and<text:s/>address<text:s/>for<text:s/>you<text:s/>to<text:s/>see.<text:s/>It<text:s/>will<text:s/>then<text:s/>fetch<text:s/>balance<text:s/>data<text:s/>from<text:s/>a<text:s/>public<text:s/>API<text:s/>and<text:s/>show<text:s/>you<text:s/>if<text:s/>that<text:s/>wallet<text:s/>has<text:s/>ever<text:s/>had<text:s/>coins<text:s/>in<text:s/>it<text:s/>and<text:s/>if<text:s/>it<text:s/>has<text:s/>been<text:s/>emptied.</text:span></text:p>
      <text:p text:style-name="P22"><text:span text:style-name="T22_1">Stay<text:s/>safe<text:s/>with<text:s/>those<text:s/>keys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Why Brainwallets are a Bad Idea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